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/>
    </style:style>
    <style:style style:name="P6" style:family="paragraph" style:parent-style-name="Standard" style:list-style-name="WWNum4">
      <style:paragraph-properties fo:margin-left="1in" fo:margin-right="0in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text-indent="-0.25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uc7pnmnbjyp"/>How to find your story and get it published</text:p>
      <text:p text:style-name="Standard"/>
      <text:list xml:id="list1771585693" text:style-name="WWNum1">
        <text:list-item>
          <text:p text:style-name="P1"><text:span text:style-name="T1">You have expertise and experience that can be shared with others. </text:span></text:p>
        </text:list-item>
      </text:list>
      <text:p text:style-name="Standard"/>
      <text:p text:style-name="P2">What do you do at your job?</text:p>
      <text:p text:style-name="P2">What are you passionate about?</text:p>
      <text:p text:style-name="P2">What communities are you a part of?</text:p>
      <text:p text:style-name="P3"/>
      <text:list xml:id="list73656254511490" text:continue-numbering="true" text:style-name="WWNum1">
        <text:list-item>
          <text:p text:style-name="P1"><text:span text:style-name="T1">What’s your day job? </text:span></text:p>
        </text:list-item>
      </text:list>
      <text:p text:style-name="P3"><text:line-break/>List the skills required for this job.</text:p>
      <text:p text:style-name="P4"><text:line-break/><text:tab/>List the technologies required for this job.<text:line-break/></text:p>
      <text:p text:style-name="P2">Prompts:<text:line-break/></text:p>
      <text:list xml:id="list1095912690" text:style-name="WWNum2">
        <text:list-item>
          <text:p text:style-name="P5">What might someone search for on the internet in order to learn one of these skills or technologies?</text:p>
        </text:list-item>
        <text:list-item>
          <text:p text:style-name="P5">Could I write an article to answer that question?</text:p>
        </text:list-item>
        <text:list-item>
          <text:p text:style-name="P5">What related problem did you struggle with most?</text:p>
        </text:list-item>
        <text:list-item>
          <text:p text:style-name="P5">What things did you need help learning your first weeks on the job?</text:p>
        </text:list-item>
        <text:list-item>
          <text:p text:style-name="P5">What are you frustrated about?</text:p>
        </text:list-item>
      </text:list>
      <text:p text:style-name="P4"/>
      <text:list xml:id="list73654781715955" text:continue-list="list73656254511490" text:style-name="WWNum1">
        <text:list-item>
          <text:p text:style-name="P1"><text:span text:style-name="T1">What are you passionate about?</text:span> (at work and/or at home)<text:line-break/><text:line-break/>List the skills required for this project.</text:p>
        </text:list-item>
      </text:list>
      <text:p text:style-name="P2"><text:line-break/><text:tab/>List the technologies required for this project.</text:p>
      <text:p text:style-name="P3"/>
      <text:p text:style-name="P3">Prompts:</text:p>
      <text:list xml:id="list2619707874" text:style-name="WWNum4">
        <text:list-item>
          <text:p text:style-name="P6">What might someone search for on the internet in order to learn one of these skills or technologies?</text:p>
        </text:list-item>
        <text:list-item>
          <text:p text:style-name="P6">Could I write an article to answer that question?</text:p>
        </text:list-item>
        <text:list-item>
          <text:p text:style-name="P6">What is my story? What has been my experience?</text:p>
        </text:list-item>
        <text:list-item>
          <text:p text:style-name="P6"><text:soft-page-break/>Could I write a tutorial for a project I built?</text:p>
        </text:list-item>
      </text:list>
      <text:p text:style-name="P3"/>
      <text:list xml:id="list73656699852762" text:continue-list="list73654781715955" text:style-name="WWNum1">
        <text:list-item>
          <text:p text:style-name="P1"><text:span text:style-name="T1">What communities are you a part of?</text:span></text:p>
        </text:list-item>
      </text:list>
      <text:p text:style-name="P3"/>
      <text:p text:style-name="P3">List the communities.</text:p>
      <text:p text:style-name="P3"/>
      <text:p text:style-name="P3">For each community, list what problems these communities are trying to solve.</text:p>
      <text:p text:style-name="P3"/>
      <text:p text:style-name="P3">Prompts:</text:p>
      <text:list xml:id="list2568617757" text:style-name="WWNum3">
        <text:list-item>
          <text:p text:style-name="P7">What might someone search for on the internet in order to learn one of these skills or technologies?</text:p>
        </text:list-item>
        <text:list-item>
          <text:p text:style-name="P7">Could I write an article to answer that question?<text:line-break/><text:line-break/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247" meta:character-count="1323" meta:non-whitespace-character-count="1104"/>
    <meta:generator>LibreOfficeDev/6.0.5.2$Linux_X86_64 LibreOffice_project/</meta:generator>
  </office:meta>
</office:document-meta>
</file>